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Check.setComment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hec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CMCheck.setFile( Fi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CMCheck.do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CMChec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heck.CCM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heck.checkOptions( Commandline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CMCheck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heck.setTask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hec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Check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